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00ae00"/>
    </style:style>
    <style:style style:name="T3" style:family="text">
      <style:text-properties fo:color="#355e00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Jiu=30, X=8</text:p>
      <text:p text:style-name="Standard">[7, {2: 3}, </text:p>
      <text:p text:style-name="Standard"/>
      <text:p text:style-name="Standard">[7, 70, 218, 11, 110, 136, 155, 104, 76, 37, 129, 85, 127, 65, 168, 234, 171, 23, 230, 131, 105, 86, 137, 165, 204, 112, 156, 114, 176, 73]]</text:p>
      <text:p text:style-name="Standard">[5, <text:span text:style-name="T1">50</text:span>, 18, <text:span text:style-name="T1">180</text:span>, 113, <text:span text:style-name="T1">166</text:span>, 214, <text:span text:style-name="T1">212</text:span>, 192, <text:span text:style-name="T1">233,</text:span> 161, <text:span text:style-name="T1">164</text:span>, 194, <text:span text:style-name="T1">12</text:span>, 120, <text:span text:style-name="T1">236</text:span>, 191, <text:span text:style-name="T1">223</text:span>, 61,<text:span text:style-name="T1"> 128</text:span>, 75, <text:span text:style-name="T1">27</text:span>, 29, <text:span text:style-name="T1">49</text:span>, 8, <text:span text:style-name="T1">80</text:span>, 77, <text:span text:style-name="T1">47</text:span>, 229, <text:span text:style-name="T1">121</text:span>]</text:p>
      <text:p text:style-name="Standard">[<text:bookmark-start text:name="__DdeLink__194_64906833"/>4, <text:span text:style-name="T2">40</text:span>, 159, <text:span text:style-name="T1">144</text:span>, 235, <text:span text:style-name="T2">181</text:span>, 123, <text:span text:style-name="T1">25</text:span>, 9,<text:bookmark-end text:name="__DdeLink__194_64906833"/> <text:s text:c="6"/><text:span text:style-name="T1">90</text:span>, 177, <text:span text:style-name="T2">83</text:span>, 107, <text:span text:style-name="T1">106</text:span>, 96, <text:span text:style-name="T2">237</text:span>, 201, <text:span text:style-name="T1">82</text:span>, 97, <text:span text:style-name="T2">6</text:span>, 60, <text:span text:style-name="T1">118</text:span>, 216, <text:span text:style-name="T2">232</text:span>, 151, <text:span text:style-name="T1">64</text:span>, 158, <text:span text:style-name="T2">134,</text:span> 135, <text:span text:style-name="T1">145</text:span>]</text:p>
      <text:p text:style-name="Standard">[1, <text:span text:style-name="T3">10</text:span>, 100, <text:span text:style-name="T1">36</text:span>, 119, <text:span text:style-name="T3">226</text:span>, 91, <text:span text:style-name="T1">187</text:span>, 183, <text:span text:style-name="T1">143</text:span>, 225, <text:span text:style-name="T1">81</text:span>, 87, <text:span text:style-name="T1">147</text:span>, 24, <text:span text:style-name="T1">240</text:span>, 231, <text:span text:style-name="T1">141</text:span>, 205, <text:span text:style-name="T1">122</text:span>, 15, <text:span text:style-name="T1">150</text:span>, 54, <text:span text:style-name="T1">58</text:span>, 98, <text:span text:style-name="T1">16</text:span>, 160, <text:span text:style-name="T3">154</text:span>, 94, <text:span text:style-name="T1">217</text:span>]</text:p>
      <text:p text:style-name="Standard"/>
      <text:p text:style-name="Standard">[1, 10, 100, 36, 119, 226, 91, 187, 183, 143, 225, 81, 87, 147, 24, 240, 231, 141, 205, 122, 15, 150, 54, 58, 98, 16, 160, 154, 94, 217]</text:p>
      <text:p text:style-name="Standard"><text:s text:c="6"/>129 <text:s text:c="23"/>11 <text:s text:c="9"/>104 <text:s text:c="24"/>7 <text:s text:c="9"/>110 <text:s text:c="8"/>76 <text:s text:c="26"/>70 <text:s text:c="9"/>136 <text:s text:c="8"/>37 <text:s text:c="21"/>218 <text:s text:c="7"/>155<text:tab/> </text:p>
      <text:p text:style-name="Standard"/>
      <text:p text:style-name="Standard"/>
      <text:p text:style-name="Standard"/>
      <text:p text:style-name="Standard"><text:span text:style-name="T1">90</text:span>, 177, <text:span text:style-name="T2">83</text:span>, 107, <text:span text:style-name="T1">106</text:span>, 96, <text:span text:style-name="T2">237</text:span>, 201, <text:span text:style-name="T1">82</text:span>, 97, <text:span text:style-name="T2">6</text:span>, 60, <text:span text:style-name="T1">118</text:span>, 216, <text:span text:style-name="T2">232</text:span>, 151, <text:span text:style-name="T1">64</text:span>, 158, <text:span text:style-name="T2">134,</text:span> 135, <text:span text:style-name="T1">145, </text:span><text:span text:style-name="T4">4,</text:span><text:span text:style-name="T1"> </text:span><text:span text:style-name="T2">40</text:span><text:span text:style-name="T1">, </text:span><text:span text:style-name="T4">159</text:span><text:span text:style-name="T1">, 144, </text:span><text:span text:style-name="T4">235</text:span><text:span text:style-name="T1">, </text:span><text:span text:style-name="T2">181</text:span><text:span text:style-name="T1">, </text:span><text:span text:style-name="T4">123</text:span><text:span text:style-name="T1">, 25, </text:span><text:span text:style-name="T4">9</text:span><text:span text:style-name="T1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2T09:51:19</meta:creation-date>
    <dc:date>2012-04-16T15:57:50</dc:date>
    <meta:editing-duration>PT16H56M42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1" meta:paragraph-count="9" meta:word-count="196" meta:character-count="1034"/>
  </office:meta>
</office:document-meta>
</file>